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212.51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105.19pt"/>
    </style:style>
    <style:style style:name="co8" style:family="table-column">
      <style:table-column-properties fo:break-before="auto" style:column-width="305.89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132.24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72.79pt"/>
    </style:style>
    <style:style style:name="co13" style:family="table-column">
      <style:table-column-properties fo:break-before="auto" style:column-width="218.69pt"/>
    </style:style>
    <style:style style:name="co14" style:family="table-column">
      <style:table-column-properties fo:break-before="auto" style:column-width="175.44pt"/>
    </style:style>
    <style:style style:name="co15" style:family="table-column">
      <style:table-column-properties fo:break-before="auto" style:column-width="54.26pt"/>
    </style:style>
    <style:style style:name="co16" style:family="table-column">
      <style:table-column-properties fo:break-before="auto" style:column-width="99.04pt"/>
    </style:style>
    <style:style style:name="co17" style:family="table-column">
      <style:table-column-properties fo:break-before="auto" style:column-width="86.71pt"/>
    </style:style>
    <style:style style:name="co18" style:family="table-column">
      <style:table-column-properties fo:break-before="auto" style:column-width="145.36pt"/>
    </style:style>
    <style:style style:name="co19" style:family="table-column">
      <style:table-column-properties fo:break-before="auto" style:column-width="130.71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9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othercatalognumbers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genericcolumn2</text:p>
          </table:table-cell>
          <table:table-cell office:value-type="string" calcext:value-type="string">
            <text:p>associatedCollectors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individualCount</text:p>
          </table:table-cell>
          <table:table-cell office:value-type="string" calcext:value-type="string">
            <text:p>reproductiveCondition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municipal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ateProvinc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ocationRemarks</text:p>
          </table:table-cell>
          <table:table-cell office:value-type="string" calcext:value-type="string">
            <text:p>occurrenceRemarks</text:p>
          </table:table-cell>
          <table:table-cell office:value-type="string" calcext:value-type="string">
            <text:p>recordedBy</text:p>
          </table:table-cell>
          <table:table-cell office:value-type="string" calcext:value-type="string">
            <text:p>samplingEffort</text:p>
          </table:table-cell>
          <table:table-cell office:value-type="string" calcext:value-type="string">
            <text:p>substrate</text:p>
          </table:table-cell>
          <table:table-cell office:value-type="string" calcext:value-type="string">
            <text:p>associatedTaxa</text:p>
          </table:table-cell>
          <table:table-cell table:style-name="Default" office:value-type="string" calcext:value-type="string">
            <text:p>eventDate</text:p>
          </table:table-cell>
          <table:table-cell office:value-type="string" calcext:value-type="string">
            <text:p>cultivationStatus</text:p>
          </table:table-cell>
          <table:table-cell office:value-type="string" calcext:value-type="string">
            <text:p>genericcolumn1</text:p>
          </table:table-cell>
          <table:table-cell office:value-type="string" calcext:value-type="string">
            <text:p>decimalLatitude</text:p>
          </table:table-cell>
          <table:table-cell office:value-type="string" calcext:value-type="string">
            <text:p>decimalLongitude</text:p>
          </table:table-cell>
          <table:table-cell office:value-type="string" calcext:value-type="string">
            <text:p>coordinateUncertaintyInMeters</text:p>
          </table:table-cell>
          <table:table-cell office:value-type="string" calcext:value-type="string">
            <text:p>minimumElevationIn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-13</text:p>
          </table:table-cell>
          <table:table-cell office:value-type="string" calcext:value-type="string">
            <text:p>Ganoderma tsuga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of green briar picnic area. On land mass dividing the stream.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milks white when damaged.</text:p>
          </table:table-cell>
          <table:table-cell office:value-type="string" calcext:value-type="string">
            <text:p>Caleb Powe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ss covered, dark sandy soil.</text:p>
          </table:table-cell>
          <table:table-cell office:value-type="string" calcext:value-type="string">
            <text:p>tulip poplar, sycamore, oak, Hemlock</text:p>
          </table:table-cell>
          <table:table-cell office:value-type="string" calcext:value-type="string">
            <text:p>2017-8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35.71276" calcext:value-type="float">
            <text:p>35.71276</text:p>
          </table:table-cell>
          <table:table-cell office:value-type="float" office:value="-83.38297" calcext:value-type="float">
            <text:p>-83.38297</text:p>
          </table:table-cell>
          <table:table-cell office:value-type="float" office:value="28.823" calcext:value-type="float">
            <text:p>28.82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-14</text:p>
          </table:table-cell>
          <table:table-cell office:value-type="string" calcext:value-type="string">
            <text:p>Trametes versicolor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wet soil, frog infestation, call an exterminator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North of green briar picnic area. On land mass dividing the stream.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Caleb Powe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vily decomposed wood. possibility hemlock</text:p>
          </table:table-cell>
          <table:table-cell office:value-type="string" calcext:value-type="string">
            <text:p>tulip poplar, sycamore, oak, Hemlock</text:p>
          </table:table-cell>
          <table:table-cell office:value-type="string" calcext:value-type="string">
            <text:p>2017-8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medies versicolor</text:p>
          </table:table-cell>
          <table:table-cell office:value-type="float" office:value="35.71343" calcext:value-type="float">
            <text:p>35.71343</text:p>
          </table:table-cell>
          <table:table-cell office:value-type="float" office:value="-83.3826" calcext:value-type="float">
            <text:p>-83.3826</text:p>
          </table:table-cell>
          <table:table-cell office:value-type="float" office:value="28.823" calcext:value-type="float">
            <text:p>28.82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-15</text:p>
          </table:table-cell>
          <table:table-cell office:value-type="string" calcext:value-type="string">
            <text:p>Lactarius luteolus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North of green briar picnic area. On land mass dividing the stream.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Caleb Powe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n standing, dead hemlock</text:p>
          </table:table-cell>
          <table:table-cell office:value-type="string" calcext:value-type="string">
            <text:p>tulip poplar, sycamore, oak, Hemlock</text:p>
          </table:table-cell>
          <table:table-cell office:value-type="string" calcext:value-type="string">
            <text:p>2017-8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noderma Tsuga</text:p>
          </table:table-cell>
          <table:table-cell office:value-type="float" office:value="35.71379" calcext:value-type="float">
            <text:p>35.71379</text:p>
          </table:table-cell>
          <table:table-cell office:value-type="float" office:value="-83.38281" calcext:value-type="float">
            <text:p>-83.38281</text:p>
          </table:table-cell>
          <table:table-cell office:value-type="float" office:value="25.789" calcext:value-type="float">
            <text:p>25.789</text:p>
          </table:table-cell>
          <table:table-cell office:value-type="float" office:value="506" calcext:value-type="float">
            <text:p>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2:52:49.363623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10-28T12:54:12.717896433</dc:date>
    <meta:editing-duration>PT1M23S</meta:editing-duration>
    <meta:editing-cycles>1</meta:editing-cycles>
    <meta:document-statistic meta:table-count="1" meta:cell-count="92" meta:object-count="0"/>
  </office:meta>
</office:document-meta>
</file>